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3.81cm" svg:x="13.065cm" svg:y="2.27cm">
          <text:p text:style-name="P1">SDRAM<text:line-break/>controll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6.875cm" svg:y1="2.905cm" svg:x2="18.78cm" svg:y2="2.905cm">
          <text:p/>
        </draw:line>
        <draw:line draw:style-name="gr2" draw:text-style-name="P1" draw:layer="layout" svg:x1="16.875cm" svg:y1="3.54cm" svg:x2="18.78cm" svg:y2="3.54cm">
          <text:p/>
        </draw:line>
        <draw:line draw:style-name="gr3" draw:text-style-name="P1" draw:layer="layout" svg:x1="16.875cm" svg:y1="4.81cm" svg:x2="18.78cm" svg:y2="4.81cm">
          <text:p/>
        </draw:line>
        <draw:frame draw:style-name="gr4" draw:text-style-name="P2" draw:layer="layout" svg:width="1.01cm" svg:height="0.645cm" svg:x="17.135cm" svg:y="2.27cm">
          <draw:text-box>
            <text:p text:style-name="P2"><text:span text:style-name="T1">adr</text:span></text:p>
          </draw:text-box>
        </draw:frame>
        <draw:frame draw:style-name="gr4" draw:text-style-name="P2" draw:layer="layout" svg:width="1.167cm" svg:height="0.645cm" svg:x="17.135cm" svg:y="2.895cm">
          <draw:text-box>
            <text:p text:style-name="P2"><text:span text:style-name="T1">cmd</text:span></text:p>
          </draw:text-box>
        </draw:frame>
        <draw:frame draw:style-name="gr4" draw:text-style-name="P2" draw:layer="layout" svg:width="1.184cm" svg:height="0.645cm" svg:x="17.135cm" svg:y="4.171cm">
          <draw:text-box>
            <text:p text:style-name="P2"><text:span text:style-name="T1">data</text:span></text:p>
          </draw:text-box>
        </draw:frame>
        <draw:line draw:style-name="gr2" draw:text-style-name="P1" draw:layer="layout" svg:x1="2.925cm" svg:y1="2.975cm" svg:x2="5.465cm" svg:y2="2.975cm">
          <text:p/>
        </draw:line>
        <draw:frame draw:style-name="gr4" draw:text-style-name="P2" draw:layer="layout" svg:width="2.06cm" svg:height="1.039cm" svg:x="2.835cm" svg:y="2.071cm">
          <draw:text-box>
            <text:p text:style-name="P2"><text:span text:style-name="T1">Wishbone</text:span><text:span text:style-name="T1"><text:line-break/></text:span><text:span text:style-name="T1">slave</text:span></text:p>
          </draw:text-box>
        </draw:frame>
        <draw:custom-shape draw:style-name="gr1" draw:text-style-name="P1" draw:layer="layout" svg:width="3.81cm" svg:height="3.81cm" svg:x="9.265cm" svg:y="2.27cm">
          <text:p text:style-name="P1">WB-WB<text:line-break/>brid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3.81cm" svg:x="5.465cm" svg:y="2.27cm">
          <text:p text:style-name="P1">Wishbone<text:line-break/>arbit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925cm" svg:y1="5.376cm" svg:x2="5.465cm" svg:y2="5.376cm">
          <text:p/>
        </draw:line>
        <draw:frame draw:style-name="gr4" draw:text-style-name="P2" draw:layer="layout" svg:width="2.06cm" svg:height="1.039cm" svg:x="2.835cm" svg:y="4.472cm">
          <draw:text-box>
            <text:p text:style-name="P2"><text:span text:style-name="T1">Wishbone</text:span><text:span text:style-name="T1"><text:line-break/></text:span><text:span text:style-name="T1">slave</text:span></text:p>
          </draw:text-box>
        </draw:frame>
        <draw:frame draw:style-name="gr4" draw:text-style-name="P2" draw:layer="layout" svg:width="0.794cm" svg:height="0.645cm" svg:x="3.04cm" svg:y="3.534cm">
          <draw:text-box>
            <text:p text:style-name="P2"><text:span text:style-name="T1">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Unnebäck</meta:initial-creator>
    <meta:creation-date>2011-01-13T21:35:54</meta:creation-date>
    <dc:date>2011-01-13T21:47:46</dc:date>
    <dc:creator>Michael Unnebäck</dc:creator>
    <meta:editing-duration>PT00H05M57S</meta:editing-duration>
    <meta:editing-cycles>1</meta:editing-cycles>
    <meta:generator>OpenOffice.org/3.2$Unix OpenOffice.org_project/320m19$Build-9505</meta:generator>
    <meta:document-statistic meta:object-count="14"/>
  </office:meta>
</office:document-meta>
</file>